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5.392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752cm" svg:height="14.556cm" svg:x="18.52cm" svg:y="4.657cm">
            <draw:object draw:notify-on-update-of-ranges="Sheet1.A2:Sheet1.A20 Sheet1.B1:Sheet1.B1 Sheet1.B2:Sheet1.B9 Sheet1.C1:Sheet1.C1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Forecast</text:p>
          </table:table-cell>
          <table:table-cell table:style-name="ce2" office:value-type="string" calcext:value-type="string">
            <text:p>Function</text:p>
          </table:table-cell>
          <table:table-cell table:style-name="ce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66667" calcext:value-type="float">
            <text:p>0,0166667</text:p>
          </table:table-cell>
          <table:table-cell table:formula="of:=[.$E$2]+[.$E$3]*[.A2]+[.$E$4]*([.A2]*[.A2])" office:value-type="float" office:value="4.85236082399999" calcext:value-type="float">
            <text:p>4,85236082399999</text:p>
          </table:table-cell>
          <table:table-cell office:value-type="string" calcext:value-type="string">
            <text:p>A = 63,9133922</text:p>
          </table:table-cell>
          <table:table-cell office:value-type="float" office:value="63.9133922" calcext:value-type="float">
            <text:p>63,91339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33333" calcext:value-type="float">
            <text:p>0,133333</text:p>
          </table:table-cell>
          <table:table-cell table:formula="of:=[.$E$2]+[.$E$3]*[.A3]+[.$E$4]*([.A3]*[.A3])" office:value-type="float" office:value="-1.59811532500002" calcext:value-type="float">
            <text:p>-1,59811532500002</text:p>
          </table:table-cell>
          <table:table-cell office:value-type="string" calcext:value-type="string">
            <text:p>B = -21,4170832</text:p>
          </table:table-cell>
          <table:table-cell office:value-type="float" office:value="-21.4170832" calcext:value-type="float">
            <text:p>-21,41708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formula="of:=[.$E$2]+[.$E$3]*[.A4]+[.$E$4]*([.A4]*[.A4])" office:value-type="float" office:value="-4.72267879599998" calcext:value-type="float">
            <text:p>-4,72267879599998</text:p>
          </table:table-cell>
          <table:table-cell office:value-type="string" calcext:value-type="string">
            <text:p>C = 1.662956339</text:p>
          </table:table-cell>
          <table:table-cell office:value-type="float" office:value="1.662956339" calcext:value-type="float">
            <text:p>1,6629563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216667" calcext:value-type="float">
            <text:p>0,216667</text:p>
          </table:table-cell>
          <table:table-cell table:formula="of:=[.$E$2]+[.$E$3]*[.A5]+[.$E$4]*([.A5]*[.A5])" office:value-type="float" office:value="-4.52132958899999" calcext:value-type="float">
            <text:p>-4,5213295889999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$E$2]+[.$E$3]*[.A6]+[.$E$4]*([.A6]*[.A6])" office:value-type="float" office:value="-0.994067704000003" calcext:value-type="float">
            <text:p>-0,99406770400000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,55</text:p>
          </table:table-cell>
          <table:table-cell table:formula="of:=[.$E$2]+[.$E$3]*[.A7]+[.$E$4]*([.A7]*[.A7])" office:value-type="float" office:value="5.85910685899998" calcext:value-type="float">
            <text:p>5,8591068589999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.07" calcext:value-type="float">
            <text:p>3,07</text:p>
          </table:table-cell>
          <table:table-cell table:formula="of:=[.$E$2]+[.$E$3]*[.A8]+[.$E$4]*([.A8]*[.A8])" office:value-type="float" office:value="16.0381941" calcext:value-type="float">
            <text:p>16,038194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.07" calcext:value-type="float">
            <text:p>40,07</text:p>
          </table:table-cell>
          <table:table-cell table:formula="of:=[.$E$2]+[.$E$3]*[.A9]+[.$E$4]*([.A9]*[.A9])" office:value-type="float" office:value="29.543194019" calcext:value-type="float">
            <text:p>29,543194019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formula="of:=[.$E$2]+[.$E$3]*[.A10]+[.$E$4]*([.A10]*[.A10])" office:value-type="float" office:value="46.374106616" calcext:value-type="float">
            <text:p>46,374106616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$E$2]+[.$E$3]*[.A11]+[.$E$4]*([.A11]*[.A11])" office:value-type="float" office:value="66.530931891" calcext:value-type="float">
            <text:p>66,530931891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formula="of:=[.$E$2]+[.$E$3]*[.A12]+[.$E$4]*([.A12]*[.A12])" office:value-type="float" office:value="90.013669844" calcext:value-type="float">
            <text:p>90,01366984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formula="of:=[.$E$2]+[.$E$3]*[.A13]+[.$E$4]*([.A13]*[.A13])" office:value-type="float" office:value="116.822320475" calcext:value-type="float">
            <text:p>116,82232047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[.$E$2]+[.$E$3]*[.A14]+[.$E$4]*([.A14]*[.A14])" office:value-type="float" office:value="146.956883784" calcext:value-type="float">
            <text:p>146,95688378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formula="of:=[.$E$2]+[.$E$3]*[.A15]+[.$E$4]*([.A15]*[.A15])" office:value-type="float" office:value="180.417359771" calcext:value-type="float">
            <text:p>180,417359771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formula="of:=[.$E$2]+[.$E$3]*[.A16]+[.$E$4]*([.A16]*[.A16])" office:value-type="float" office:value="217.203748436" calcext:value-type="float">
            <text:p>217,203748436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formula="of:=[.$E$2]+[.$E$3]*[.A17]+[.$E$4]*([.A17]*[.A17])" office:value-type="float" office:value="257.316049779" calcext:value-type="float">
            <text:p>257,31604977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formula="of:=[.$E$2]+[.$E$3]*[.A18]+[.$E$4]*([.A18]*[.A18])" office:value-type="float" office:value="300.7542638" calcext:value-type="float">
            <text:p>300,7542638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formula="of:=[.$E$2]+[.$E$3]*[.A19]+[.$E$4]*([.A19]*[.A19])" office:value-type="float" office:value="347.518390499" calcext:value-type="float">
            <text:p>347,518390499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formula="of:=[.$E$2]+[.$E$3]*[.A20]+[.$E$4]*([.A20]*[.A20])" office:value-type="float" office:value="397.608429876" calcext:value-type="float">
            <text:p>397,6084298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" number:title="User-defined">
      <number:text>y=A+Bx+Cx^2</number:text>
    </number:number-style>
    <number:number-style style:name="N114" number:title="User-defined">
      <number:text>y=a+bx+cx^2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00/00/00</text:date>, <text:time style:data-style-name="N2" text:time-value="14:35:05.408382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9:45:52.853490303</meta:creation-date>
    <meta:editing-duration>PT3H59M59S</meta:editing-duration>
    <meta:editing-cycles>2</meta:editing-cycles>
    <meta:generator>LibreOffice/6.4.7.2$Linux_X86_64 LibreOffice_project/40$Build-2</meta:generator>
    <dc:date>2021-10-07T17:06:20.251937031</dc:date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53cm" svg:height="14.557cm" xlink:href=".." xlink:type="simple" chart:class="chart:line" chart:style-name="ch1">
        <chart:title svg:x="13.015cm" svg:y="0.427cm" chart:style-name="ch2">
          <text:p>Brute Force Forecast Times</text:p>
        </chart:title>
        <chart:legend chart:legend-position="end" svg:x="29.06cm" svg:y="6.73cm" style:legend-expansion="high" chart:style-name="ch3"/>
        <chart:plot-area chart:style-name="ch4" table:cell-range-address="Sheet1.A2:Sheet1.A20 Sheet1.B1:Sheet1.B9 Sheet1.C1:Sheet1.C20" chart:data-source-has-labels="both" svg:x="1.646cm" svg:y="1.497cm" svg:width="26.779cm" svg:height="11.788cm">
          <chartooo:coordinate-region svg:x="2.373cm" svg:y="1.696cm" svg:width="25.785cm" svg:height="11.39cm"/>
          <chart:axis chart:dimension="x" chart:name="primary-x" chart:style-name="ch5" chartooo:axis-type="auto">
            <chartooo:date-scale/>
            <chart:title svg:x="13.456cm" svg:y="13.576cm" chart:style-name="ch6">
              <text:p>Number of Deliveries</text:p>
            </chart:title>
            <chart:categories table:cell-range-address="Sheet1.A2:Sheet1.A20"/>
          </chart:axis>
          <chart:axis chart:dimension="y" chart:name="primary-y" chart:style-name="ch5">
            <chart:title svg:x="0.451cm" svg:y="10.147cm" chart:style-name="ch7">
              <text:p>Minutes to for Brute Force Calculation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line">
            <chart:data-point chart:repeated="7"/>
            <chart:data-point chart:style-name="ch10"/>
          </chart:series>
          <chart:series chart:style-name="ch11" chart:values-cell-range-address="Sheet1.C2:Sheet1.C20" chart:label-cell-address="Sheet1.C1:Sheet1.C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Foreca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:Sheet1.A20</svg:desc>
                </draw:g>
              </table:table-cell>
              <table:table-cell office:value-type="float" office:value="0.0166667">
                <text:p>0.0166667</text:p>
                <draw:g>
                  <svg:desc>Sheet1.B2:Sheet1.B9</svg:desc>
                </draw:g>
              </table:table-cell>
              <table:table-cell office:value-type="float" office:value="4.85236082399999">
                <text:p>4.85236082399999</text:p>
                <draw:g>
                  <svg:desc>Sheet1.C2:Sheet1.C2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3333">
                <text:p>0.133333</text:p>
              </table:table-cell>
              <table:table-cell office:value-type="float" office:value="-1.59811532500002">
                <text:p>-1.59811532500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-4.72267879599998">
                <text:p>-4.722678795999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6667">
                <text:p>0.216667</text:p>
              </table:table-cell>
              <table:table-cell office:value-type="float" office:value="-4.52132958899999">
                <text:p>-4.52132958899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-0.994067704000003">
                <text:p>-0.9940677040000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5.85910685899998">
                <text:p>5.859106858999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07">
                <text:p>3.07</text:p>
              </table:table-cell>
              <table:table-cell office:value-type="float" office:value="16.0381941">
                <text:p>16.03819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.07">
                <text:p>40.07</text:p>
              </table:table-cell>
              <table:table-cell office:value-type="float" office:value="29.543194019">
                <text:p>29.543194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6.374106616">
                <text:p>46.3741066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6.530931891">
                <text:p>66.5309318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90.013669844">
                <text:p>90.01366984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16.822320475">
                <text:p>116.8223204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46.956883784">
                <text:p>146.9568837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80.417359771">
                <text:p>180.4173597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17.203748436">
                <text:p>217.2037484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57.316049779">
                <text:p>257.3160497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00.7542638">
                <text:p>300.75426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47.518390499">
                <text:p>347.5183904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97.608429876">
                <text:p>397.608429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